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FFAA95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DE59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5C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FFFFD7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AFD095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E8F2A1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DEE6EF"/>
      <style:text-properties fo:font-weight="bold" style:font-weight-asian="bold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0000"/>
    </style:style>
    <style:style style:name="ce12" style:family="table-cell" style:parent-style-name="Default" style:data-style-name="N0">
      <style:table-cell-properties fo:border="thin solid #000000" fo:background-color="#FFAA95"/>
    </style:style>
    <style:style style:name="ce13" style:family="table-cell" style:parent-style-name="Default" style:data-style-name="N0">
      <style:table-cell-properties fo:border="thin solid #000000" fo:background-color="#FFDE59"/>
    </style:style>
    <style:style style:name="ce14" style:family="table-cell" style:parent-style-name="Default" style:data-style-name="N0">
      <style:table-cell-properties fo:border="thin solid #000000" fo:background-color="#FFF5CE"/>
    </style:style>
    <style:style style:name="ce15" style:family="table-cell" style:parent-style-name="Default" style:data-style-name="N0">
      <style:table-cell-properties fo:border="thin solid #000000" fo:background-color="#FFFFD7"/>
    </style:style>
    <style:style style:name="ce16" style:family="table-cell" style:parent-style-name="Default" style:data-style-name="N0">
      <style:table-cell-properties fo:border="thin solid #000000" fo:background-color="#AFD095"/>
    </style:style>
    <style:style style:name="ce17" style:family="table-cell" style:parent-style-name="Default" style:data-style-name="N0">
      <style:table-cell-properties fo:border="thin solid #000000" fo:background-color="#E8F2A1"/>
    </style:style>
    <style:style style:name="ce18" style:family="table-cell" style:parent-style-name="Default" style:data-style-name="N0">
      <style:table-cell-properties fo:border="thin solid #000000" fo:background-color="#DEE6EF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2.885208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3.439583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4.18041666666667cm"/>
    </style:style>
    <style:style style:name="co7" style:family="table-column">
      <style:table-column-properties fo:break-before="auto" style:column-width="15.7691666666667cm"/>
    </style:style>
    <style:style style:name="co8" style:family="table-column">
      <style:table-column-properties fo:break-before="auto" style:column-width="4.233333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onnees_rajoutees_par_les_docum" table:style-name="ta1">
        <table:table-column table:style-name="co1" table:default-cell-style-name="ce11"/>
        <table:table-column table:style-name="co2" table:default-cell-style-name="ce12"/>
        <table:table-column table:style-name="co3" table:default-cell-style-name="ce13"/>
        <table:table-column table:style-name="co4" table:default-cell-style-name="ce14"/>
        <table:table-column table:style-name="co5" table:default-cell-style-name="ce15"/>
        <table:table-column table:style-name="co6" table:default-cell-style-name="ce16"/>
        <table:table-column table:style-name="co7" table:default-cell-style-name="ce17"/>
        <table:table-column table:style-name="co8" table:default-cell-style-name="ce18"/>
        <table:table-column table:style-name="co9" table:number-columns-repeated="1016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iderreur</text:p>
          </table:table-cell>
          <table:table-cell office:value-type="string" table:style-name="ce3">
            <text:p>erreur</text:p>
          </table:table-cell>
          <table:table-cell office:value-type="string" table:style-name="ce4">
            <text:p>tableconcernée</text:p>
          </table:table-cell>
          <table:table-cell office:value-type="string" table:style-name="ce5">
            <text:p>champconcerné</text:p>
          </table:table-cell>
          <table:table-cell office:value-type="string" table:style-name="ce6">
            <text:p>idFileMaker</text:p>
          </table:table-cell>
          <table:table-cell office:value-type="string" table:style-name="ce7">
            <text:p>Typesdedonnées</text:p>
          </table:table-cell>
          <table:table-cell office:value-type="string" table:style-name="ce8">
            <text:p>donnéesattendues</text:p>
          </table:table-cell>
          <table:table-cell office:value-type="string" table:style-name="ce9">
            <text:p>typedemodification</text:p>
          </table:table-cell>
          <table:table-cell table:number-columns-repeated="16376" table:style-name="ce10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2" table:style-name="ce15">
            <text:p>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15" table:style-name="ce15">
            <text:p>31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16" table:style-name="ce15">
            <text:p>31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19" table:style-name="ce15">
            <text:p>31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30" table:style-name="ce15">
            <text:p>33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33" table:style-name="ce15">
            <text:p>33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34" table:style-name="ce15">
            <text:p>33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35" table:style-name="ce15">
            <text:p>33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37" table:style-name="ce15">
            <text:p>33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39" table:style-name="ce15">
            <text:p>33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40" table:style-name="ce15">
            <text:p>34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41" table:style-name="ce15">
            <text:p>34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49" table:style-name="ce15">
            <text:p>34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50" table:style-name="ce15">
            <text:p>35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51" table:style-name="ce15">
            <text:p>35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52" table:style-name="ce15">
            <text:p>35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53" table:style-name="ce15">
            <text:p>35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54" table:style-name="ce15">
            <text:p>35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55" table:style-name="ce15">
            <text:p>35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56" table:style-name="ce15">
            <text:p>35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57" table:style-name="ce15">
            <text:p>35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58" table:style-name="ce15">
            <text:p>35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59" table:style-name="ce15">
            <text:p>35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60" table:style-name="ce15">
            <text:p>36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61" table:style-name="ce15">
            <text:p>36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62" table:style-name="ce15">
            <text:p>36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63" table:style-name="ce15">
            <text:p>36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64" table:style-name="ce15">
            <text:p>36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65" table:style-name="ce15">
            <text:p>36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66" table:style-name="ce15">
            <text:p>36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67" table:style-name="ce15">
            <text:p>36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68" table:style-name="ce15">
            <text:p>36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69" table:style-name="ce15">
            <text:p>36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70" table:style-name="ce15">
            <text:p>37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81" table:style-name="ce15">
            <text:p>38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393" table:style-name="ce15">
            <text:p>39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449" table:style-name="ce15">
            <text:p>44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450" table:style-name="ce15">
            <text:p>45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463" table:style-name="ce15">
            <text:p>46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464" table:style-name="ce15">
            <text:p>46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527" table:style-name="ce15">
            <text:p>52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557" table:style-name="ce15">
            <text:p>55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564" table:style-name="ce15">
            <text:p>56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565" table:style-name="ce15">
            <text:p>56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652" table:style-name="ce15">
            <text:p>65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texte des annexes</text:p>
          </table:table-cell>
          <table:table-cell office:value-type="float" office:value="653" table:style-name="ce15">
            <text:p>65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textes intégrales ou extrait des annexes des livrets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6" table:style-name="ce11">
            <text:p>26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référence catalogue</text:p>
          </table:table-cell>
          <table:table-cell office:value-type="float" office:value="50" table:style-name="ce15">
            <text:p>50</text:p>
          </table:table-cell>
          <table:table-cell office:value-type="string" table:style-name="ce16">
            <text:p>données rajoutées</text:p>
          </table:table-cell>
          <table:table-cell office:value-type="string" table:style-name="ce17">
            <text:p>Référence du catalogue dans lequel l'exposant expose (« Année » « Lieu ville », « Type Salon »)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8" table:style-name="ce15">
            <text:p>3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1" table:style-name="ce15">
            <text:p>4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50" table:style-name="ce15">
            <text:p>5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254" table:style-name="ce15">
            <text:p>25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257" table:style-name="ce15">
            <text:p>25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259" table:style-name="ce15">
            <text:p>25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260" table:style-name="ce15">
            <text:p>26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265" table:style-name="ce15">
            <text:p>26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289" table:style-name="ce15">
            <text:p>28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290" table:style-name="ce15">
            <text:p>29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291" table:style-name="ce15">
            <text:p>29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292" table:style-name="ce15">
            <text:p>29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293" table:style-name="ce15">
            <text:p>29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294" table:style-name="ce15">
            <text:p>29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295" table:style-name="ce15">
            <text:p>29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296" table:style-name="ce15">
            <text:p>29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297" table:style-name="ce15">
            <text:p>29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298" table:style-name="ce15">
            <text:p>29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04" table:style-name="ce15">
            <text:p>30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05" table:style-name="ce15">
            <text:p>30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06" table:style-name="ce15">
            <text:p>30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08" table:style-name="ce15">
            <text:p>30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09" table:style-name="ce15">
            <text:p>30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10" table:style-name="ce15">
            <text:p>31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11" table:style-name="ce15">
            <text:p>31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14" table:style-name="ce15">
            <text:p>31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17" table:style-name="ce15">
            <text:p>31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18" table:style-name="ce15">
            <text:p>31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23" table:style-name="ce15">
            <text:p>32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24" table:style-name="ce15">
            <text:p>32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44" table:style-name="ce15">
            <text:p>34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46" table:style-name="ce15">
            <text:p>34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47" table:style-name="ce15">
            <text:p>34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48" table:style-name="ce15">
            <text:p>34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56" table:style-name="ce15">
            <text:p>35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73" table:style-name="ce15">
            <text:p>37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74" table:style-name="ce15">
            <text:p>37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75" table:style-name="ce15">
            <text:p>37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76" table:style-name="ce15">
            <text:p>37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77" table:style-name="ce15">
            <text:p>37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78" table:style-name="ce15">
            <text:p>37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81" table:style-name="ce15">
            <text:p>38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86" table:style-name="ce15">
            <text:p>38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87" table:style-name="ce15">
            <text:p>38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94" table:style-name="ce15">
            <text:p>39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95" table:style-name="ce15">
            <text:p>39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97" table:style-name="ce15">
            <text:p>39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98" table:style-name="ce15">
            <text:p>39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99" table:style-name="ce15">
            <text:p>39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07" table:style-name="ce15">
            <text:p>40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10" table:style-name="ce15">
            <text:p>41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11" table:style-name="ce15">
            <text:p>41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12" table:style-name="ce15">
            <text:p>41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13" table:style-name="ce15">
            <text:p>41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25" table:style-name="ce15">
            <text:p>42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28" table:style-name="ce15">
            <text:p>42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61" table:style-name="ce15">
            <text:p>46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62" table:style-name="ce15">
            <text:p>46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64" table:style-name="ce15">
            <text:p>46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580" table:style-name="ce15">
            <text:p>58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584" table:style-name="ce15">
            <text:p>58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585" table:style-name="ce15">
            <text:p>58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586" table:style-name="ce15">
            <text:p>58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587" table:style-name="ce15">
            <text:p>58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616" table:style-name="ce15">
            <text:p>61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" table:style-name="ce15">
            <text:p>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5" table:style-name="ce15">
            <text:p>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6" table:style-name="ce15">
            <text:p>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7" table:style-name="ce15">
            <text:p>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245" table:style-name="ce15">
            <text:p>24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252" table:style-name="ce15">
            <text:p>25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255" table:style-name="ce15">
            <text:p>25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258" table:style-name="ce15">
            <text:p>25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261" table:style-name="ce15">
            <text:p>26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262" table:style-name="ce15">
            <text:p>26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263" table:style-name="ce15">
            <text:p>26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264" table:style-name="ce15">
            <text:p>26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268" table:style-name="ce15">
            <text:p>26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12" table:style-name="ce15">
            <text:p>31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13" table:style-name="ce15">
            <text:p>31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15" table:style-name="ce15">
            <text:p>31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16" table:style-name="ce15">
            <text:p>31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19" table:style-name="ce15">
            <text:p>31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20" table:style-name="ce15">
            <text:p>32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21" table:style-name="ce15">
            <text:p>32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30" table:style-name="ce15">
            <text:p>33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33" table:style-name="ce15">
            <text:p>33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34" table:style-name="ce15">
            <text:p>33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35" table:style-name="ce15">
            <text:p>33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37" table:style-name="ce15">
            <text:p>33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39" table:style-name="ce15">
            <text:p>33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40" table:style-name="ce15">
            <text:p>34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41" table:style-name="ce15">
            <text:p>34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43" table:style-name="ce15">
            <text:p>34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45" table:style-name="ce15">
            <text:p>34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49" table:style-name="ce15">
            <text:p>34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50" table:style-name="ce15">
            <text:p>35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51" table:style-name="ce15">
            <text:p>35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52" table:style-name="ce15">
            <text:p>35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53" table:style-name="ce15">
            <text:p>35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54" table:style-name="ce15">
            <text:p>35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55" table:style-name="ce15">
            <text:p>35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57" table:style-name="ce15">
            <text:p>35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58" table:style-name="ce15">
            <text:p>35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59" table:style-name="ce15">
            <text:p>35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60" table:style-name="ce15">
            <text:p>36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61" table:style-name="ce15">
            <text:p>36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62" table:style-name="ce15">
            <text:p>36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63" table:style-name="ce15">
            <text:p>36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64" table:style-name="ce15">
            <text:p>36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65" table:style-name="ce15">
            <text:p>36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66" table:style-name="ce15">
            <text:p>36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67" table:style-name="ce15">
            <text:p>36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68" table:style-name="ce15">
            <text:p>36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69" table:style-name="ce15">
            <text:p>36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70" table:style-name="ce15">
            <text:p>37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79" table:style-name="ce15">
            <text:p>37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89" table:style-name="ce15">
            <text:p>38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90" table:style-name="ce15">
            <text:p>39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91" table:style-name="ce15">
            <text:p>39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92" table:style-name="ce15">
            <text:p>39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393" table:style-name="ce15">
            <text:p>39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00" table:style-name="ce15">
            <text:p>40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03" table:style-name="ce15">
            <text:p>40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05" table:style-name="ce15">
            <text:p>40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06" table:style-name="ce15">
            <text:p>40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08" table:style-name="ce15">
            <text:p>40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09" table:style-name="ce15">
            <text:p>40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14" table:style-name="ce15">
            <text:p>41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15" table:style-name="ce15">
            <text:p>41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16" table:style-name="ce15">
            <text:p>41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17" table:style-name="ce15">
            <text:p>41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18" table:style-name="ce15">
            <text:p>41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19" table:style-name="ce15">
            <text:p>41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20" table:style-name="ce15">
            <text:p>42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21" table:style-name="ce15">
            <text:p>42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22" table:style-name="ce15">
            <text:p>42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23" table:style-name="ce15">
            <text:p>42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24" table:style-name="ce15">
            <text:p>42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26" table:style-name="ce15">
            <text:p>42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27" table:style-name="ce15">
            <text:p>42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34" table:style-name="ce15">
            <text:p>43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35" table:style-name="ce15">
            <text:p>43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36" table:style-name="ce15">
            <text:p>43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37" table:style-name="ce15">
            <text:p>43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38" table:style-name="ce15">
            <text:p>43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39" table:style-name="ce15">
            <text:p>43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40" table:style-name="ce15">
            <text:p>44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41" table:style-name="ce15">
            <text:p>44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42" table:style-name="ce15">
            <text:p>44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43" table:style-name="ce15">
            <text:p>44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44" table:style-name="ce15">
            <text:p>44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45" table:style-name="ce15">
            <text:p>44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46" table:style-name="ce15">
            <text:p>44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47" table:style-name="ce15">
            <text:p>44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48" table:style-name="ce15">
            <text:p>44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49" table:style-name="ce15">
            <text:p>44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50" table:style-name="ce15">
            <text:p>45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51" table:style-name="ce15">
            <text:p>45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52" table:style-name="ce15">
            <text:p>45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53" table:style-name="ce15">
            <text:p>45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55" table:style-name="ce15">
            <text:p>45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56" table:style-name="ce15">
            <text:p>45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57" table:style-name="ce15">
            <text:p>45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58" table:style-name="ce15">
            <text:p>45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59" table:style-name="ce15">
            <text:p>45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60" table:style-name="ce15">
            <text:p>46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63" table:style-name="ce15">
            <text:p>46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65" table:style-name="ce15">
            <text:p>46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66" table:style-name="ce15">
            <text:p>46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67" table:style-name="ce15">
            <text:p>46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68" table:style-name="ce15">
            <text:p>46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69" table:style-name="ce15">
            <text:p>46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70" table:style-name="ce15">
            <text:p>47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71" table:style-name="ce15">
            <text:p>47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74" table:style-name="ce15">
            <text:p>47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75" table:style-name="ce15">
            <text:p>47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476" table:style-name="ce15">
            <text:p>47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525" table:style-name="ce15">
            <text:p>52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530" table:style-name="ce15">
            <text:p>53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533" table:style-name="ce15">
            <text:p>53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535" table:style-name="ce15">
            <text:p>53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538" table:style-name="ce15">
            <text:p>53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539" table:style-name="ce15">
            <text:p>53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540" table:style-name="ce15">
            <text:p>54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546" table:style-name="ce15">
            <text:p>54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551" table:style-name="ce15">
            <text:p>55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553" table:style-name="ce15">
            <text:p>55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554" table:style-name="ce15">
            <text:p>55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567" table:style-name="ce15">
            <text:p>56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568" table:style-name="ce15">
            <text:p>56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569" table:style-name="ce15">
            <text:p>56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570" table:style-name="ce15">
            <text:p>57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571" table:style-name="ce15">
            <text:p>57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572" table:style-name="ce15">
            <text:p>57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573" table:style-name="ce15">
            <text:p>57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610" table:style-name="ce15">
            <text:p>61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618" table:style-name="ce15">
            <text:p>61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619" table:style-name="ce15">
            <text:p>61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620" table:style-name="ce15">
            <text:p>62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621" table:style-name="ce15">
            <text:p>62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622" table:style-name="ce15">
            <text:p>62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623" table:style-name="ce15">
            <text:p>62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624" table:style-name="ce15">
            <text:p>62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625" table:style-name="ce15">
            <text:p>62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626" table:style-name="ce15">
            <text:p>62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627" table:style-name="ce15">
            <text:p>62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630" table:style-name="ce15">
            <text:p>63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632" table:style-name="ce15">
            <text:p>63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644" table:style-name="ce15">
            <text:p>64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647" table:style-name="ce15">
            <text:p>64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648" table:style-name="ce15">
            <text:p>64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650" table:style-name="ce15">
            <text:p>65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651" table:style-name="ce15">
            <text:p>65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652" table:style-name="ce15">
            <text:p>65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date txt</text:p>
          </table:table-cell>
          <table:table-cell office:value-type="float" office:value="653" table:style-name="ce15">
            <text:p>65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Date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5" table:style-name="ce15">
            <text:p>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257" table:style-name="ce15">
            <text:p>25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258" table:style-name="ce15">
            <text:p>25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259" table:style-name="ce15">
            <text:p>25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260" table:style-name="ce15">
            <text:p>26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261" table:style-name="ce15">
            <text:p>26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262" table:style-name="ce15">
            <text:p>26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263" table:style-name="ce15">
            <text:p>26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264" table:style-name="ce15">
            <text:p>26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265" table:style-name="ce15">
            <text:p>26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268" table:style-name="ce15">
            <text:p>26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18" table:style-name="ce15">
            <text:p>31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20" table:style-name="ce15">
            <text:p>32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21" table:style-name="ce15">
            <text:p>32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400" table:style-name="ce15">
            <text:p>40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405" table:style-name="ce15">
            <text:p>40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434" table:style-name="ce15">
            <text:p>43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435" table:style-name="ce15">
            <text:p>43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436" table:style-name="ce15">
            <text:p>43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437" table:style-name="ce15">
            <text:p>43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438" table:style-name="ce15">
            <text:p>43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439" table:style-name="ce15">
            <text:p>43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440" table:style-name="ce15">
            <text:p>44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441" table:style-name="ce15">
            <text:p>44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442" table:style-name="ce15">
            <text:p>44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443" table:style-name="ce15">
            <text:p>44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444" table:style-name="ce15">
            <text:p>44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445" table:style-name="ce15">
            <text:p>44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446" table:style-name="ce15">
            <text:p>44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447" table:style-name="ce15">
            <text:p>44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448" table:style-name="ce15">
            <text:p>44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458" table:style-name="ce15">
            <text:p>45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459" table:style-name="ce15">
            <text:p>45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460" table:style-name="ce15">
            <text:p>46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464" table:style-name="ce15">
            <text:p>46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2" table:style-name="ce15">
            <text:p>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8" table:style-name="ce15">
            <text:p>3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49" table:style-name="ce15">
            <text:p>4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50" table:style-name="ce15">
            <text:p>5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294" table:style-name="ce15">
            <text:p>29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295" table:style-name="ce15">
            <text:p>29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296" table:style-name="ce15">
            <text:p>29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297" table:style-name="ce15">
            <text:p>29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298" table:style-name="ce15">
            <text:p>29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04" table:style-name="ce15">
            <text:p>30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05" table:style-name="ce15">
            <text:p>30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06" table:style-name="ce15">
            <text:p>30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07" table:style-name="ce15">
            <text:p>30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08" table:style-name="ce15">
            <text:p>30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09" table:style-name="ce15">
            <text:p>30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10" table:style-name="ce15">
            <text:p>31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14" table:style-name="ce15">
            <text:p>31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39" table:style-name="ce15">
            <text:p>33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40" table:style-name="ce15">
            <text:p>34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41" table:style-name="ce15">
            <text:p>34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47" table:style-name="ce15">
            <text:p>34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61" table:style-name="ce15">
            <text:p>36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62" table:style-name="ce15">
            <text:p>36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75" table:style-name="ce15">
            <text:p>37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76" table:style-name="ce15">
            <text:p>37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77" table:style-name="ce15">
            <text:p>37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78" table:style-name="ce15">
            <text:p>37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81" table:style-name="ce15">
            <text:p>38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82" table:style-name="ce15">
            <text:p>38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85" table:style-name="ce15">
            <text:p>38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86" table:style-name="ce15">
            <text:p>38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87" table:style-name="ce15">
            <text:p>38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94" table:style-name="ce15">
            <text:p>39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95" table:style-name="ce15">
            <text:p>39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97" table:style-name="ce15">
            <text:p>39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98" table:style-name="ce15">
            <text:p>39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399" table:style-name="ce15">
            <text:p>39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410" table:style-name="ce15">
            <text:p>41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411" table:style-name="ce15">
            <text:p>41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412" table:style-name="ce15">
            <text:p>41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413" table:style-name="ce15">
            <text:p>41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431" table:style-name="ce15">
            <text:p>43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628" table:style-name="ce15">
            <text:p>62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livret cat</text:p>
          </table:table-cell>
          <table:table-cell office:value-type="string" table:style-name="ce14">
            <text:p>lieu batiment</text:p>
          </table:table-cell>
          <table:table-cell office:value-type="float" office:value="643" table:style-name="ce15">
            <text:p>64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, bâtiment indiqué sur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362" table:style-name="ce15">
            <text:p>736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8336" table:style-name="ce15">
            <text:p>833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9343" table:style-name="ce15">
            <text:p>934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9938" table:style-name="ce15">
            <text:p>993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0060" table:style-name="ce15">
            <text:p>1006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0730" table:style-name="ce15">
            <text:p>1073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0738" table:style-name="ce15">
            <text:p>1073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0766" table:style-name="ce15">
            <text:p>1076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1159" table:style-name="ce15">
            <text:p>1115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1744" table:style-name="ce15">
            <text:p>1174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1847" table:style-name="ce15">
            <text:p>1184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5649" table:style-name="ce15">
            <text:p>1564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5650" table:style-name="ce15">
            <text:p>1565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5713" table:style-name="ce15">
            <text:p>1571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6169" table:style-name="ce15">
            <text:p>1616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6474" table:style-name="ce15">
            <text:p>1647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6773" table:style-name="ce15">
            <text:p>1677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6774" table:style-name="ce15">
            <text:p>1677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7129" table:style-name="ce15">
            <text:p>1712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7421" table:style-name="ce15">
            <text:p>1742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7623" table:style-name="ce15">
            <text:p>1762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7968" table:style-name="ce15">
            <text:p>1796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231" table:style-name="ce15">
            <text:p>1823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411" table:style-name="ce15">
            <text:p>1841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2666" table:style-name="ce15">
            <text:p>2266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4215" table:style-name="ce15">
            <text:p>2421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5264" table:style-name="ce15">
            <text:p>2526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5778" table:style-name="ce15">
            <text:p>2577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5821" table:style-name="ce15">
            <text:p>2582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5933" table:style-name="ce15">
            <text:p>2593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6097" table:style-name="ce15">
            <text:p>2609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7345" table:style-name="ce15">
            <text:p>2734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8013" table:style-name="ce15">
            <text:p>2801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8197" table:style-name="ce15">
            <text:p>2819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8866" table:style-name="ce15">
            <text:p>2886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9095" table:style-name="ce15">
            <text:p>2909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9178" table:style-name="ce15">
            <text:p>2917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9228" table:style-name="ce15">
            <text:p>2922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30280" table:style-name="ce15">
            <text:p>3028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31055" table:style-name="ce15">
            <text:p>3105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34484" table:style-name="ce15">
            <text:p>3448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34704" table:style-name="ce15">
            <text:p>3470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35024" table:style-name="ce15">
            <text:p>3502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35074" table:style-name="ce15">
            <text:p>3507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36845" table:style-name="ce15">
            <text:p>3684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37942" table:style-name="ce15">
            <text:p>3794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38218" table:style-name="ce15">
            <text:p>3821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38557" table:style-name="ce15">
            <text:p>3855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41125" table:style-name="ce15">
            <text:p>4112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41786" table:style-name="ce15">
            <text:p>4178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41795" table:style-name="ce15">
            <text:p>4179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42376" table:style-name="ce15">
            <text:p>4237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42472" table:style-name="ce15">
            <text:p>4247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45494" table:style-name="ce15">
            <text:p>4549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45927" table:style-name="ce15">
            <text:p>4592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46018" table:style-name="ce15">
            <text:p>4601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48519" table:style-name="ce15">
            <text:p>4851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49183" table:style-name="ce15">
            <text:p>4918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50117" table:style-name="ce15">
            <text:p>5011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50119" table:style-name="ce15">
            <text:p>5011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50123" table:style-name="ce15">
            <text:p>5012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50133" table:style-name="ce15">
            <text:p>5013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50141" table:style-name="ce15">
            <text:p>5014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50142" table:style-name="ce15">
            <text:p>5014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50156" table:style-name="ce15">
            <text:p>5015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50413" table:style-name="ce15">
            <text:p>5041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53924" table:style-name="ce15">
            <text:p>5392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57794" table:style-name="ce15">
            <text:p>5779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58205" table:style-name="ce15">
            <text:p>5820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62184" table:style-name="ce15">
            <text:p>6218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64028" table:style-name="ce15">
            <text:p>6402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66707" table:style-name="ce15">
            <text:p>6670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66732" table:style-name="ce15">
            <text:p>6673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66752" table:style-name="ce15">
            <text:p>6675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66774" table:style-name="ce15">
            <text:p>6677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66805" table:style-name="ce15">
            <text:p>6680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66822" table:style-name="ce15">
            <text:p>6682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66831" table:style-name="ce15">
            <text:p>6683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67397" table:style-name="ce15">
            <text:p>6739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69245" table:style-name="ce15">
            <text:p>6924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3130" table:style-name="ce15">
            <text:p>7313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3151" table:style-name="ce15">
            <text:p>7315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3926" table:style-name="ce15">
            <text:p>7392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4184" table:style-name="ce15">
            <text:p>7418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4355" table:style-name="ce15">
            <text:p>7435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4401" table:style-name="ce15">
            <text:p>7440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4805" table:style-name="ce15">
            <text:p>7480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5220" table:style-name="ce15">
            <text:p>7522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6989" table:style-name="ce15">
            <text:p>7698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7485" table:style-name="ce15">
            <text:p>7748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8034" table:style-name="ce15">
            <text:p>7803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8041" table:style-name="ce15">
            <text:p>7804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8352" table:style-name="ce15">
            <text:p>7835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116" table:style-name="ce15">
            <text:p>7911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121" table:style-name="ce15">
            <text:p>7912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150" table:style-name="ce15">
            <text:p>7915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154" table:style-name="ce15">
            <text:p>7915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169" table:style-name="ce15">
            <text:p>7916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182" table:style-name="ce15">
            <text:p>7918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195" table:style-name="ce15">
            <text:p>7919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197" table:style-name="ce15">
            <text:p>7919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217" table:style-name="ce15">
            <text:p>7921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236" table:style-name="ce15">
            <text:p>7923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239" table:style-name="ce15">
            <text:p>7923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245" table:style-name="ce15">
            <text:p>7924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257" table:style-name="ce15">
            <text:p>7925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265" table:style-name="ce15">
            <text:p>7926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270" table:style-name="ce15">
            <text:p>7927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273" table:style-name="ce15">
            <text:p>7927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283" table:style-name="ce15">
            <text:p>7928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286" table:style-name="ce15">
            <text:p>7928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292" table:style-name="ce15">
            <text:p>7929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311" table:style-name="ce15">
            <text:p>7931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314" table:style-name="ce15">
            <text:p>7931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319" table:style-name="ce15">
            <text:p>7931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320" table:style-name="ce15">
            <text:p>7932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323" table:style-name="ce15">
            <text:p>7932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327" table:style-name="ce15">
            <text:p>7932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348" table:style-name="ce15">
            <text:p>7934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356" table:style-name="ce15">
            <text:p>7935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357" table:style-name="ce15">
            <text:p>7935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359" table:style-name="ce15">
            <text:p>7935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365" table:style-name="ce15">
            <text:p>7936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373" table:style-name="ce15">
            <text:p>7937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376" table:style-name="ce15">
            <text:p>7937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381" table:style-name="ce15">
            <text:p>7938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385" table:style-name="ce15">
            <text:p>7938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386" table:style-name="ce15">
            <text:p>7938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401" table:style-name="ce15">
            <text:p>7940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403" table:style-name="ce15">
            <text:p>7940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410" table:style-name="ce15">
            <text:p>7941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421" table:style-name="ce15">
            <text:p>7942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429" table:style-name="ce15">
            <text:p>7942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436" table:style-name="ce15">
            <text:p>7943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438" table:style-name="ce15">
            <text:p>7943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446" table:style-name="ce15">
            <text:p>7944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452" table:style-name="ce15">
            <text:p>7945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462" table:style-name="ce15">
            <text:p>7946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496" table:style-name="ce15">
            <text:p>7949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500" table:style-name="ce15">
            <text:p>7950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529" table:style-name="ce15">
            <text:p>7952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540" table:style-name="ce15">
            <text:p>7954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553" table:style-name="ce15">
            <text:p>7955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571" table:style-name="ce15">
            <text:p>7957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578" table:style-name="ce15">
            <text:p>7957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582" table:style-name="ce15">
            <text:p>7958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586" table:style-name="ce15">
            <text:p>7958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627" table:style-name="ce15">
            <text:p>7962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644" table:style-name="ce15">
            <text:p>7964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657" table:style-name="ce15">
            <text:p>7965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667" table:style-name="ce15">
            <text:p>7966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679" table:style-name="ce15">
            <text:p>7967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680" table:style-name="ce15">
            <text:p>7968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691" table:style-name="ce15">
            <text:p>7969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695" table:style-name="ce15">
            <text:p>7969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697" table:style-name="ce15">
            <text:p>7969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699" table:style-name="ce15">
            <text:p>7969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706" table:style-name="ce15">
            <text:p>7970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712" table:style-name="ce15">
            <text:p>7971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741" table:style-name="ce15">
            <text:p>7974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754" table:style-name="ce15">
            <text:p>7975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760" table:style-name="ce15">
            <text:p>7976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762" table:style-name="ce15">
            <text:p>7976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764" table:style-name="ce15">
            <text:p>7976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776" table:style-name="ce15">
            <text:p>7977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777" table:style-name="ce15">
            <text:p>7977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788" table:style-name="ce15">
            <text:p>7978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794" table:style-name="ce15">
            <text:p>7979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808" table:style-name="ce15">
            <text:p>7980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821" table:style-name="ce15">
            <text:p>7982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824" table:style-name="ce15">
            <text:p>7982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826" table:style-name="ce15">
            <text:p>7982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832" table:style-name="ce15">
            <text:p>7983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833" table:style-name="ce15">
            <text:p>7983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838" table:style-name="ce15">
            <text:p>7983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79839" table:style-name="ce15">
            <text:p>7983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80791" table:style-name="ce15">
            <text:p>8079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80813" table:style-name="ce15">
            <text:p>8081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80835" table:style-name="ce15">
            <text:p>8083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80844" table:style-name="ce15">
            <text:p>8084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80874" table:style-name="ce15">
            <text:p>8087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80925" table:style-name="ce15">
            <text:p>8092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80928" table:style-name="ce15">
            <text:p>8092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81462" table:style-name="ce15">
            <text:p>8146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81467" table:style-name="ce15">
            <text:p>8146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03273" table:style-name="ce15">
            <text:p>10327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62759" table:style-name="ce15">
            <text:p>16275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63602" table:style-name="ce15">
            <text:p>16360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63979" table:style-name="ce15">
            <text:p>16397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68340" table:style-name="ce15">
            <text:p>16834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69651" table:style-name="ce15">
            <text:p>16965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70348" table:style-name="ce15">
            <text:p>17034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71537" table:style-name="ce15">
            <text:p>17153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71560" table:style-name="ce15">
            <text:p>17156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71902" table:style-name="ce15">
            <text:p>17190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74036" table:style-name="ce15">
            <text:p>17403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79081" table:style-name="ce15">
            <text:p>17908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79382" table:style-name="ce15">
            <text:p>17938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0038" table:style-name="ce15">
            <text:p>18003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0054" table:style-name="ce15">
            <text:p>18005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1180" table:style-name="ce15">
            <text:p>18118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2533" table:style-name="ce15">
            <text:p>18253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2693" table:style-name="ce15">
            <text:p>18269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3339" table:style-name="ce15">
            <text:p>18333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3352" table:style-name="ce15">
            <text:p>18335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3868" table:style-name="ce15">
            <text:p>18386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4866" table:style-name="ce15">
            <text:p>18486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4873" table:style-name="ce15">
            <text:p>18487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5198" table:style-name="ce15">
            <text:p>18519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5213" table:style-name="ce15">
            <text:p>18521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5262" table:style-name="ce15">
            <text:p>18526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5264" table:style-name="ce15">
            <text:p>18526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5345" table:style-name="ce15">
            <text:p>18534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5445" table:style-name="ce15">
            <text:p>18544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5466" table:style-name="ce15">
            <text:p>18546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5552" table:style-name="ce15">
            <text:p>18555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5642" table:style-name="ce15">
            <text:p>18564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5654" table:style-name="ce15">
            <text:p>18565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5818" table:style-name="ce15">
            <text:p>18581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5926" table:style-name="ce15">
            <text:p>18592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5984" table:style-name="ce15">
            <text:p>18598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6091" table:style-name="ce15">
            <text:p>18609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6098" table:style-name="ce15">
            <text:p>18609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6419" table:style-name="ce15">
            <text:p>18641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6737" table:style-name="ce15">
            <text:p>18673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7131" table:style-name="ce15">
            <text:p>18713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7325" table:style-name="ce15">
            <text:p>18732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8581" table:style-name="ce15">
            <text:p>18858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8797" table:style-name="ce15">
            <text:p>18879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8805" table:style-name="ce15">
            <text:p>18880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8809" table:style-name="ce15">
            <text:p>18880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8817" table:style-name="ce15">
            <text:p>18881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9451" table:style-name="ce15">
            <text:p>18945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89464" table:style-name="ce15">
            <text:p>18946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0145" table:style-name="ce15">
            <text:p>19014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0446" table:style-name="ce15">
            <text:p>19044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0506" table:style-name="ce15">
            <text:p>19050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0928" table:style-name="ce15">
            <text:p>19092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0954" table:style-name="ce15">
            <text:p>19095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0955" table:style-name="ce15">
            <text:p>19095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1027" table:style-name="ce15">
            <text:p>19102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2088" table:style-name="ce15">
            <text:p>19208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2951" table:style-name="ce15">
            <text:p>19295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3061" table:style-name="ce15">
            <text:p>19306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3157" table:style-name="ce15">
            <text:p>19315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3828" table:style-name="ce15">
            <text:p>19382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3830" table:style-name="ce15">
            <text:p>19383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4065" table:style-name="ce15">
            <text:p>19406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4182" table:style-name="ce15">
            <text:p>19418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4352" table:style-name="ce15">
            <text:p>19435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4362" table:style-name="ce15">
            <text:p>19436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4461" table:style-name="ce15">
            <text:p>19446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4468" table:style-name="ce15">
            <text:p>19446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4593" table:style-name="ce15">
            <text:p>19459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4716" table:style-name="ce15">
            <text:p>19471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4893" table:style-name="ce15">
            <text:p>19489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4904" table:style-name="ce15">
            <text:p>19490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4918" table:style-name="ce15">
            <text:p>19491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6041" table:style-name="ce15">
            <text:p>19604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6328" table:style-name="ce15">
            <text:p>19632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6999" table:style-name="ce15">
            <text:p>19699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7047" table:style-name="ce15">
            <text:p>19704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7350" table:style-name="ce15">
            <text:p>19735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7386" table:style-name="ce15">
            <text:p>19738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7596" table:style-name="ce15">
            <text:p>19759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7683" table:style-name="ce15">
            <text:p>19768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7720" table:style-name="ce15">
            <text:p>19772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7733" table:style-name="ce15">
            <text:p>19773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8069" table:style-name="ce15">
            <text:p>19806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8266" table:style-name="ce15">
            <text:p>19826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8923" table:style-name="ce15">
            <text:p>19892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9503" table:style-name="ce15">
            <text:p>19950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9606" table:style-name="ce15">
            <text:p>19960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9620" table:style-name="ce15">
            <text:p>19962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199666" table:style-name="ce15">
            <text:p>19966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01037" table:style-name="ce15">
            <text:p>20103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01041" table:style-name="ce15">
            <text:p>20104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01464" table:style-name="ce15">
            <text:p>20146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01494" table:style-name="ce15">
            <text:p>20149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01504" table:style-name="ce15">
            <text:p>20150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01521" table:style-name="ce15">
            <text:p>20152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01537" table:style-name="ce15">
            <text:p>20153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01539" table:style-name="ce15">
            <text:p>20153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01544" table:style-name="ce15">
            <text:p>20154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01551" table:style-name="ce15">
            <text:p>20155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01805" table:style-name="ce15">
            <text:p>20180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02237" table:style-name="ce15">
            <text:p>20223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02240" table:style-name="ce15">
            <text:p>20224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02794" table:style-name="ce15">
            <text:p>20279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02954" table:style-name="ce15">
            <text:p>20295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03210" table:style-name="ce15">
            <text:p>20321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16233" table:style-name="ce15">
            <text:p>21623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16243" table:style-name="ce15">
            <text:p>21624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16250" table:style-name="ce15">
            <text:p>21625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44540" table:style-name="ce15">
            <text:p>24454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51062" table:style-name="ce15">
            <text:p>25106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53973" table:style-name="ce15">
            <text:p>25397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54120" table:style-name="ce15">
            <text:p>25412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55161" table:style-name="ce15">
            <text:p>25516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55673" table:style-name="ce15">
            <text:p>25567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55957" table:style-name="ce15">
            <text:p>25595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55979" table:style-name="ce15">
            <text:p>25597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60666" table:style-name="ce15">
            <text:p>26066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xposant cat</text:p>
          </table:table-cell>
          <table:table-cell office:value-type="string" table:style-name="ce14">
            <text:p>lieu de naissance</text:p>
          </table:table-cell>
          <table:table-cell office:value-type="float" office:value="265428" table:style-name="ce15">
            <text:p>26542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Lieu de naissance des exposants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3520" table:style-name="ce15">
            <text:p>1352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3521" table:style-name="ce15">
            <text:p>1352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67477" table:style-name="ce15">
            <text:p>6747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67478" table:style-name="ce15">
            <text:p>6747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408" table:style-name="ce15">
            <text:p>7140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424" table:style-name="ce15">
            <text:p>7142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4310" table:style-name="ce15">
            <text:p>11431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4311" table:style-name="ce15">
            <text:p>11431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7573" table:style-name="ce15">
            <text:p>12757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7574" table:style-name="ce15">
            <text:p>12757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7790" table:style-name="ce15">
            <text:p>12779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38010" table:style-name="ce15">
            <text:p>13801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38011" table:style-name="ce15">
            <text:p>13801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43744" table:style-name="ce15">
            <text:p>14374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43852" table:style-name="ce15">
            <text:p>14385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191" table:style-name="ce15">
            <text:p>15019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192" table:style-name="ce15">
            <text:p>15019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193" table:style-name="ce15">
            <text:p>15019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194" table:style-name="ce15">
            <text:p>15019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195" table:style-name="ce15">
            <text:p>15019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196" table:style-name="ce15">
            <text:p>15019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197" table:style-name="ce15">
            <text:p>15019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198" table:style-name="ce15">
            <text:p>15019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199" table:style-name="ce15">
            <text:p>15019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00" table:style-name="ce15">
            <text:p>15020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02" table:style-name="ce15">
            <text:p>15020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05" table:style-name="ce15">
            <text:p>15020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06" table:style-name="ce15">
            <text:p>15020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08" table:style-name="ce15">
            <text:p>15020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09" table:style-name="ce15">
            <text:p>15020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10" table:style-name="ce15">
            <text:p>15021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13" table:style-name="ce15">
            <text:p>15021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15" table:style-name="ce15">
            <text:p>15021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16" table:style-name="ce15">
            <text:p>15021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17" table:style-name="ce15">
            <text:p>15021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19" table:style-name="ce15">
            <text:p>15021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20" table:style-name="ce15">
            <text:p>15022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21" table:style-name="ce15">
            <text:p>15022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22" table:style-name="ce15">
            <text:p>15022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23" table:style-name="ce15">
            <text:p>15022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26" table:style-name="ce15">
            <text:p>15022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27" table:style-name="ce15">
            <text:p>15022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28" table:style-name="ce15">
            <text:p>15022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29" table:style-name="ce15">
            <text:p>15022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30" table:style-name="ce15">
            <text:p>15023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35" table:style-name="ce15">
            <text:p>15023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36" table:style-name="ce15">
            <text:p>15023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37" table:style-name="ce15">
            <text:p>15023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39" table:style-name="ce15">
            <text:p>15023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42" table:style-name="ce15">
            <text:p>15024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43" table:style-name="ce15">
            <text:p>15024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44" table:style-name="ce15">
            <text:p>15024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46" table:style-name="ce15">
            <text:p>15024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47" table:style-name="ce15">
            <text:p>15024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48" table:style-name="ce15">
            <text:p>15024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49" table:style-name="ce15">
            <text:p>15024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50" table:style-name="ce15">
            <text:p>15025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51" table:style-name="ce15">
            <text:p>15025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54" table:style-name="ce15">
            <text:p>15025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56" table:style-name="ce15">
            <text:p>15025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58" table:style-name="ce15">
            <text:p>15025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60" table:style-name="ce15">
            <text:p>15026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62" table:style-name="ce15">
            <text:p>15026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63" table:style-name="ce15">
            <text:p>15026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67" table:style-name="ce15">
            <text:p>15026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70" table:style-name="ce15">
            <text:p>15027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71" table:style-name="ce15">
            <text:p>15027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74" table:style-name="ce15">
            <text:p>15027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76" table:style-name="ce15">
            <text:p>15027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77" table:style-name="ce15">
            <text:p>15027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78" table:style-name="ce15">
            <text:p>15027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79" table:style-name="ce15">
            <text:p>15027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80" table:style-name="ce15">
            <text:p>15028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83" table:style-name="ce15">
            <text:p>15028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85" table:style-name="ce15">
            <text:p>15028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86" table:style-name="ce15">
            <text:p>15028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87" table:style-name="ce15">
            <text:p>15028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88" table:style-name="ce15">
            <text:p>15028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89" table:style-name="ce15">
            <text:p>15028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91" table:style-name="ce15">
            <text:p>15029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92" table:style-name="ce15">
            <text:p>15029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93" table:style-name="ce15">
            <text:p>15029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94" table:style-name="ce15">
            <text:p>15029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95" table:style-name="ce15">
            <text:p>15029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96" table:style-name="ce15">
            <text:p>15029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97" table:style-name="ce15">
            <text:p>15029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98" table:style-name="ce15">
            <text:p>15029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99" table:style-name="ce15">
            <text:p>15029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00" table:style-name="ce15">
            <text:p>15030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03" table:style-name="ce15">
            <text:p>15030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04" table:style-name="ce15">
            <text:p>15030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05" table:style-name="ce15">
            <text:p>15030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06" table:style-name="ce15">
            <text:p>15030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07" table:style-name="ce15">
            <text:p>15030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08" table:style-name="ce15">
            <text:p>15030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09" table:style-name="ce15">
            <text:p>15030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10" table:style-name="ce15">
            <text:p>15031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11" table:style-name="ce15">
            <text:p>15031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12" table:style-name="ce15">
            <text:p>15031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13" table:style-name="ce15">
            <text:p>15031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14" table:style-name="ce15">
            <text:p>15031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15" table:style-name="ce15">
            <text:p>15031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16" table:style-name="ce15">
            <text:p>15031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17" table:style-name="ce15">
            <text:p>15031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18" table:style-name="ce15">
            <text:p>15031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19" table:style-name="ce15">
            <text:p>15031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20" table:style-name="ce15">
            <text:p>15032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21" table:style-name="ce15">
            <text:p>15032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22" table:style-name="ce15">
            <text:p>15032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23" table:style-name="ce15">
            <text:p>15032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24" table:style-name="ce15">
            <text:p>15032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25" table:style-name="ce15">
            <text:p>15032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26" table:style-name="ce15">
            <text:p>15032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27" table:style-name="ce15">
            <text:p>15032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28" table:style-name="ce15">
            <text:p>15032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30" table:style-name="ce15">
            <text:p>15033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31" table:style-name="ce15">
            <text:p>15033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33" table:style-name="ce15">
            <text:p>15033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34" table:style-name="ce15">
            <text:p>15033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35" table:style-name="ce15">
            <text:p>15033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36" table:style-name="ce15">
            <text:p>15033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37" table:style-name="ce15">
            <text:p>15033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38" table:style-name="ce15">
            <text:p>15033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39" table:style-name="ce15">
            <text:p>15033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40" table:style-name="ce15">
            <text:p>15034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41" table:style-name="ce15">
            <text:p>15034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42" table:style-name="ce15">
            <text:p>15034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43" table:style-name="ce15">
            <text:p>15034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44" table:style-name="ce15">
            <text:p>15034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45" table:style-name="ce15">
            <text:p>15034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46" table:style-name="ce15">
            <text:p>15034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47" table:style-name="ce15">
            <text:p>15034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49" table:style-name="ce15">
            <text:p>15034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52" table:style-name="ce15">
            <text:p>15035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53" table:style-name="ce15">
            <text:p>15035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54" table:style-name="ce15">
            <text:p>15035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56" table:style-name="ce15">
            <text:p>15035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57" table:style-name="ce15">
            <text:p>15035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58" table:style-name="ce15">
            <text:p>15035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59" table:style-name="ce15">
            <text:p>15035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60" table:style-name="ce15">
            <text:p>15036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61" table:style-name="ce15">
            <text:p>15036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62" table:style-name="ce15">
            <text:p>15036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86" table:style-name="ce15">
            <text:p>15038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87" table:style-name="ce15">
            <text:p>15038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88" table:style-name="ce15">
            <text:p>15038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89" table:style-name="ce15">
            <text:p>15038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90" table:style-name="ce15">
            <text:p>15039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91" table:style-name="ce15">
            <text:p>15039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92" table:style-name="ce15">
            <text:p>15039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93" table:style-name="ce15">
            <text:p>15039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94" table:style-name="ce15">
            <text:p>15039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95" table:style-name="ce15">
            <text:p>15039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96" table:style-name="ce15">
            <text:p>15039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97" table:style-name="ce15">
            <text:p>15039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98" table:style-name="ce15">
            <text:p>15039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99" table:style-name="ce15">
            <text:p>15039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00" table:style-name="ce15">
            <text:p>15040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01" table:style-name="ce15">
            <text:p>15040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02" table:style-name="ce15">
            <text:p>15040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03" table:style-name="ce15">
            <text:p>15040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04" table:style-name="ce15">
            <text:p>15040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05" table:style-name="ce15">
            <text:p>15040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06" table:style-name="ce15">
            <text:p>15040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07" table:style-name="ce15">
            <text:p>15040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08" table:style-name="ce15">
            <text:p>15040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10" table:style-name="ce15">
            <text:p>15041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11" table:style-name="ce15">
            <text:p>15041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12" table:style-name="ce15">
            <text:p>15041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13" table:style-name="ce15">
            <text:p>15041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14" table:style-name="ce15">
            <text:p>15041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15" table:style-name="ce15">
            <text:p>15041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16" table:style-name="ce15">
            <text:p>15041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17" table:style-name="ce15">
            <text:p>15041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18" table:style-name="ce15">
            <text:p>15041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19" table:style-name="ce15">
            <text:p>15041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20" table:style-name="ce15">
            <text:p>15042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21" table:style-name="ce15">
            <text:p>15042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22" table:style-name="ce15">
            <text:p>15042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23" table:style-name="ce15">
            <text:p>15042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24" table:style-name="ce15">
            <text:p>15042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25" table:style-name="ce15">
            <text:p>15042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26" table:style-name="ce15">
            <text:p>15042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27" table:style-name="ce15">
            <text:p>15042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28" table:style-name="ce15">
            <text:p>15042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29" table:style-name="ce15">
            <text:p>15042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30" table:style-name="ce15">
            <text:p>15043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31" table:style-name="ce15">
            <text:p>15043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32" table:style-name="ce15">
            <text:p>15043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33" table:style-name="ce15">
            <text:p>15043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34" table:style-name="ce15">
            <text:p>15043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35" table:style-name="ce15">
            <text:p>15043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36" table:style-name="ce15">
            <text:p>15043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37" table:style-name="ce15">
            <text:p>15043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38" table:style-name="ce15">
            <text:p>15043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39" table:style-name="ce15">
            <text:p>15043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40" table:style-name="ce15">
            <text:p>15044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41" table:style-name="ce15">
            <text:p>15044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42" table:style-name="ce15">
            <text:p>15044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43" table:style-name="ce15">
            <text:p>15044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44" table:style-name="ce15">
            <text:p>15044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45" table:style-name="ce15">
            <text:p>15044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46" table:style-name="ce15">
            <text:p>15044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47" table:style-name="ce15">
            <text:p>15044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48" table:style-name="ce15">
            <text:p>15044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036" table:style-name="ce15">
            <text:p>15103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037" table:style-name="ce15">
            <text:p>15103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038" table:style-name="ce15">
            <text:p>15103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039" table:style-name="ce15">
            <text:p>15103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257" table:style-name="ce15">
            <text:p>15125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258" table:style-name="ce15">
            <text:p>15125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259" table:style-name="ce15">
            <text:p>15125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260" table:style-name="ce15">
            <text:p>15126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261" table:style-name="ce15">
            <text:p>15126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262" table:style-name="ce15">
            <text:p>15126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263" table:style-name="ce15">
            <text:p>15126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279" table:style-name="ce15">
            <text:p>15127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286" table:style-name="ce15">
            <text:p>15128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288" table:style-name="ce15">
            <text:p>15128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289" table:style-name="ce15">
            <text:p>15128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290" table:style-name="ce15">
            <text:p>15129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292" table:style-name="ce15">
            <text:p>15129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293" table:style-name="ce15">
            <text:p>15129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297" table:style-name="ce15">
            <text:p>15129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24" table:style-name="ce15">
            <text:p>15182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25" table:style-name="ce15">
            <text:p>15182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26" table:style-name="ce15">
            <text:p>15182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27" table:style-name="ce15">
            <text:p>15182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28" table:style-name="ce15">
            <text:p>15182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29" table:style-name="ce15">
            <text:p>15182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30" table:style-name="ce15">
            <text:p>15183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31" table:style-name="ce15">
            <text:p>15183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32" table:style-name="ce15">
            <text:p>15183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33" table:style-name="ce15">
            <text:p>15183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34" table:style-name="ce15">
            <text:p>15183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35" table:style-name="ce15">
            <text:p>15183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36" table:style-name="ce15">
            <text:p>15183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37" table:style-name="ce15">
            <text:p>15183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38" table:style-name="ce15">
            <text:p>15183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39" table:style-name="ce15">
            <text:p>15183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40" table:style-name="ce15">
            <text:p>15184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41" table:style-name="ce15">
            <text:p>15184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43" table:style-name="ce15">
            <text:p>15184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44" table:style-name="ce15">
            <text:p>15184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45" table:style-name="ce15">
            <text:p>15184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46" table:style-name="ce15">
            <text:p>15184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47" table:style-name="ce15">
            <text:p>15184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48" table:style-name="ce15">
            <text:p>15184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51" table:style-name="ce15">
            <text:p>15185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52" table:style-name="ce15">
            <text:p>15185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53" table:style-name="ce15">
            <text:p>15185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54" table:style-name="ce15">
            <text:p>15185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55" table:style-name="ce15">
            <text:p>15185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56" table:style-name="ce15">
            <text:p>15185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57" table:style-name="ce15">
            <text:p>15185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58" table:style-name="ce15">
            <text:p>15185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59" table:style-name="ce15">
            <text:p>15185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60" table:style-name="ce15">
            <text:p>15186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6467" table:style-name="ce15">
            <text:p>15646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6469" table:style-name="ce15">
            <text:p>15646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6476" table:style-name="ce15">
            <text:p>15647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70867" table:style-name="ce15">
            <text:p>17086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70868" table:style-name="ce15">
            <text:p>17086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255821" table:style-name="ce15">
            <text:p>25582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365762" table:style-name="ce15">
            <text:p>36576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365764" table:style-name="ce15">
            <text:p>36576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379583" table:style-name="ce15">
            <text:p>37958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61574" table:style-name="ce15">
            <text:p>46157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7150" table:style-name="ce15">
            <text:p>47715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7151" table:style-name="ce15">
            <text:p>47715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7204" table:style-name="ce15">
            <text:p>47720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61893" table:style-name="ce15">
            <text:p>6189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141" table:style-name="ce15">
            <text:p>7014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143" table:style-name="ce15">
            <text:p>7014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158" table:style-name="ce15">
            <text:p>7015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162" table:style-name="ce15">
            <text:p>7016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237" table:style-name="ce15">
            <text:p>7023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599" table:style-name="ce15">
            <text:p>7059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944" table:style-name="ce15">
            <text:p>7094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947" table:style-name="ce15">
            <text:p>7094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949" table:style-name="ce15">
            <text:p>7094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961" table:style-name="ce15">
            <text:p>7096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962" table:style-name="ce15">
            <text:p>7096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548" table:style-name="ce15">
            <text:p>7154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879" table:style-name="ce15">
            <text:p>7187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880" table:style-name="ce15">
            <text:p>7188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881" table:style-name="ce15">
            <text:p>7188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0299" table:style-name="ce15">
            <text:p>8029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0300" table:style-name="ce15">
            <text:p>8030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0772" table:style-name="ce15">
            <text:p>8077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1233" table:style-name="ce15">
            <text:p>8123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042" table:style-name="ce15">
            <text:p>8504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043" table:style-name="ce15">
            <text:p>8504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044" table:style-name="ce15">
            <text:p>8504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184" table:style-name="ce15">
            <text:p>8518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185" table:style-name="ce15">
            <text:p>8518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186" table:style-name="ce15">
            <text:p>8518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566" table:style-name="ce15">
            <text:p>8556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595" table:style-name="ce15">
            <text:p>8559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09700" table:style-name="ce15">
            <text:p>10970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8861" table:style-name="ce15">
            <text:p>11886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345" table:style-name="ce15">
            <text:p>11934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480" table:style-name="ce15">
            <text:p>11948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970" table:style-name="ce15">
            <text:p>11997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971" table:style-name="ce15">
            <text:p>11997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006" table:style-name="ce15">
            <text:p>12000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067" table:style-name="ce15">
            <text:p>12006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703" table:style-name="ce15">
            <text:p>12070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711" table:style-name="ce15">
            <text:p>12071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791" table:style-name="ce15">
            <text:p>12079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792" table:style-name="ce15">
            <text:p>12079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799" table:style-name="ce15">
            <text:p>12079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812" table:style-name="ce15">
            <text:p>12081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813" table:style-name="ce15">
            <text:p>12081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822" table:style-name="ce15">
            <text:p>12082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907" table:style-name="ce15">
            <text:p>12090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908" table:style-name="ce15">
            <text:p>12090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7951" table:style-name="ce15">
            <text:p>12795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7952" table:style-name="ce15">
            <text:p>12795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8694" table:style-name="ce15">
            <text:p>12869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8695" table:style-name="ce15">
            <text:p>12869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33196" table:style-name="ce15">
            <text:p>13319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33197" table:style-name="ce15">
            <text:p>13319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38323" table:style-name="ce15">
            <text:p>13832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38324" table:style-name="ce15">
            <text:p>13832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44085" table:style-name="ce15">
            <text:p>14408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44486" table:style-name="ce15">
            <text:p>14448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010" table:style-name="ce15">
            <text:p>15001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011" table:style-name="ce15">
            <text:p>15001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012" table:style-name="ce15">
            <text:p>15001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013" table:style-name="ce15">
            <text:p>15001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014" table:style-name="ce15">
            <text:p>15001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015" table:style-name="ce15">
            <text:p>15001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130" table:style-name="ce15">
            <text:p>15013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131" table:style-name="ce15">
            <text:p>15013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132" table:style-name="ce15">
            <text:p>15013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133" table:style-name="ce15">
            <text:p>15013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137" table:style-name="ce15">
            <text:p>15013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138" table:style-name="ce15">
            <text:p>15013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53" table:style-name="ce15">
            <text:p>15025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59" table:style-name="ce15">
            <text:p>15025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65" table:style-name="ce15">
            <text:p>15026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70" table:style-name="ce15">
            <text:p>15037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78" table:style-name="ce15">
            <text:p>15037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80" table:style-name="ce15">
            <text:p>15038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63" table:style-name="ce15">
            <text:p>15046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300" table:style-name="ce15">
            <text:p>15130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309" table:style-name="ce15">
            <text:p>15130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312" table:style-name="ce15">
            <text:p>15131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78474" table:style-name="ce15">
            <text:p>17847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78478" table:style-name="ce15">
            <text:p>17847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78479" table:style-name="ce15">
            <text:p>17847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78480" table:style-name="ce15">
            <text:p>17848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78481" table:style-name="ce15">
            <text:p>17848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78811" table:style-name="ce15">
            <text:p>17881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243427" table:style-name="ce15">
            <text:p>24342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243428" table:style-name="ce15">
            <text:p>24342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254425" table:style-name="ce15">
            <text:p>25442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6681" table:style-name="ce15">
            <text:p>47668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6682" table:style-name="ce15">
            <text:p>47668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9471" table:style-name="ce15">
            <text:p>47947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9472" table:style-name="ce15">
            <text:p>47947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9473" table:style-name="ce15">
            <text:p>47947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80576" table:style-name="ce15">
            <text:p>48057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03" table:style-name="ce15">
            <text:p>15020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72" table:style-name="ce15">
            <text:p>15027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63" table:style-name="ce15">
            <text:p>15036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64" table:style-name="ce15">
            <text:p>15036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65" table:style-name="ce15">
            <text:p>15036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66" table:style-name="ce15">
            <text:p>15036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67" table:style-name="ce15">
            <text:p>15036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68" table:style-name="ce15">
            <text:p>15036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69" table:style-name="ce15">
            <text:p>15036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71" table:style-name="ce15">
            <text:p>15037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72" table:style-name="ce15">
            <text:p>15037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73" table:style-name="ce15">
            <text:p>15037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74" table:style-name="ce15">
            <text:p>15037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75" table:style-name="ce15">
            <text:p>15037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76" table:style-name="ce15">
            <text:p>15037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81" table:style-name="ce15">
            <text:p>15038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82" table:style-name="ce15">
            <text:p>15038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83" table:style-name="ce15">
            <text:p>15038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85" table:style-name="ce15">
            <text:p>15038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283" table:style-name="ce15">
            <text:p>15128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284" table:style-name="ce15">
            <text:p>15128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287" table:style-name="ce15">
            <text:p>15128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296" table:style-name="ce15">
            <text:p>15129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310" table:style-name="ce15">
            <text:p>15131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49" table:style-name="ce15">
            <text:p>15184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50" table:style-name="ce15">
            <text:p>15185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9707" table:style-name="ce15">
            <text:p>47970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9776" table:style-name="ce15">
            <text:p>47977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978" table:style-name="ce15">
            <text:p>7197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995" table:style-name="ce15">
            <text:p>7199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2053" table:style-name="ce15">
            <text:p>7205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95900" table:style-name="ce15">
            <text:p>9590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96605" table:style-name="ce15">
            <text:p>9660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03376" table:style-name="ce15">
            <text:p>10337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09556" table:style-name="ce15">
            <text:p>10955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09557" table:style-name="ce15">
            <text:p>10955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1854" table:style-name="ce15">
            <text:p>12185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383810" table:style-name="ce15">
            <text:p>38381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383830" table:style-name="ce15">
            <text:p>38383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9048" table:style-name="ce15">
            <text:p>47904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9052" table:style-name="ce15">
            <text:p>47905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9053" table:style-name="ce15">
            <text:p>47905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9054" table:style-name="ce15">
            <text:p>47905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9055" table:style-name="ce15">
            <text:p>47905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9056" table:style-name="ce15">
            <text:p>47905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9079" table:style-name="ce15">
            <text:p>47907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9080" table:style-name="ce15">
            <text:p>47908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9095" table:style-name="ce15">
            <text:p>47909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9096" table:style-name="ce15">
            <text:p>47909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9173" table:style-name="ce15">
            <text:p>47917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9174" table:style-name="ce15">
            <text:p>47917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9175" table:style-name="ce15">
            <text:p>47917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9589" table:style-name="ce15">
            <text:p>47958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9714" table:style-name="ce15">
            <text:p>47971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3042" table:style-name="ce15">
            <text:p>5304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3087" table:style-name="ce15">
            <text:p>5308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4988" table:style-name="ce15">
            <text:p>5498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5005" table:style-name="ce15">
            <text:p>5500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5006" table:style-name="ce15">
            <text:p>5500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5007" table:style-name="ce15">
            <text:p>5500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5008" table:style-name="ce15">
            <text:p>5500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5009" table:style-name="ce15">
            <text:p>5500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5010" table:style-name="ce15">
            <text:p>5501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5011" table:style-name="ce15">
            <text:p>5501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5012" table:style-name="ce15">
            <text:p>5501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5013" table:style-name="ce15">
            <text:p>5501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5014" table:style-name="ce15">
            <text:p>5501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5015" table:style-name="ce15">
            <text:p>5501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629" table:style-name="ce15">
            <text:p>7062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778" table:style-name="ce15">
            <text:p>7077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575" table:style-name="ce15">
            <text:p>7157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0208" table:style-name="ce15">
            <text:p>8020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0227" table:style-name="ce15">
            <text:p>8022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0744" table:style-name="ce15">
            <text:p>8074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0770" table:style-name="ce15">
            <text:p>8077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159" table:style-name="ce15">
            <text:p>8515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160" table:style-name="ce15">
            <text:p>8516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161" table:style-name="ce15">
            <text:p>8516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172" table:style-name="ce15">
            <text:p>8517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183" table:style-name="ce15">
            <text:p>8518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406" table:style-name="ce15">
            <text:p>8540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407" table:style-name="ce15">
            <text:p>8540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443" table:style-name="ce15">
            <text:p>8544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444" table:style-name="ce15">
            <text:p>8544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534" table:style-name="ce15">
            <text:p>8553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535" table:style-name="ce15">
            <text:p>8553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536" table:style-name="ce15">
            <text:p>8553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537" table:style-name="ce15">
            <text:p>8553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541" table:style-name="ce15">
            <text:p>8554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542" table:style-name="ce15">
            <text:p>8554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543" table:style-name="ce15">
            <text:p>8554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544" table:style-name="ce15">
            <text:p>8554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4361" table:style-name="ce15">
            <text:p>11436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045" table:style-name="ce15">
            <text:p>15004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136" table:style-name="ce15">
            <text:p>15013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01" table:style-name="ce15">
            <text:p>15020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11" table:style-name="ce15">
            <text:p>15021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12" table:style-name="ce15">
            <text:p>15021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18" table:style-name="ce15">
            <text:p>15021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34" table:style-name="ce15">
            <text:p>15023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41" table:style-name="ce15">
            <text:p>15024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55" table:style-name="ce15">
            <text:p>15025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68" table:style-name="ce15">
            <text:p>15026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6468" table:style-name="ce15">
            <text:p>15646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78659" table:style-name="ce15">
            <text:p>17865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2351" table:style-name="ce15">
            <text:p>5235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2824" table:style-name="ce15">
            <text:p>5282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2892" table:style-name="ce15">
            <text:p>5289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3681" table:style-name="ce15">
            <text:p>5368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3682" table:style-name="ce15">
            <text:p>5368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595" table:style-name="ce15">
            <text:p>7159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2368" table:style-name="ce15">
            <text:p>7236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2369" table:style-name="ce15">
            <text:p>7236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2370" table:style-name="ce15">
            <text:p>7237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93812" table:style-name="ce15">
            <text:p>9381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02430" table:style-name="ce15">
            <text:p>10243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02431" table:style-name="ce15">
            <text:p>10243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02432" table:style-name="ce15">
            <text:p>10243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8756" table:style-name="ce15">
            <text:p>11875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263" table:style-name="ce15">
            <text:p>12026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264" table:style-name="ce15">
            <text:p>12026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277" table:style-name="ce15">
            <text:p>12027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278" table:style-name="ce15">
            <text:p>12027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310" table:style-name="ce15">
            <text:p>12031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318" table:style-name="ce15">
            <text:p>12031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329" table:style-name="ce15">
            <text:p>12032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334" table:style-name="ce15">
            <text:p>12033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335" table:style-name="ce15">
            <text:p>12033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343" table:style-name="ce15">
            <text:p>12034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363" table:style-name="ce15">
            <text:p>12036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364" table:style-name="ce15">
            <text:p>12036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368" table:style-name="ce15">
            <text:p>12036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414" table:style-name="ce15">
            <text:p>12041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475" table:style-name="ce15">
            <text:p>12047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476" table:style-name="ce15">
            <text:p>12047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530" table:style-name="ce15">
            <text:p>12053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531" table:style-name="ce15">
            <text:p>12053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600" table:style-name="ce15">
            <text:p>12060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606" table:style-name="ce15">
            <text:p>12060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607" table:style-name="ce15">
            <text:p>12060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621" table:style-name="ce15">
            <text:p>12062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622" table:style-name="ce15">
            <text:p>12062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920" table:style-name="ce15">
            <text:p>12092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8110" table:style-name="ce15">
            <text:p>12811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8111" table:style-name="ce15">
            <text:p>12811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39158" table:style-name="ce15">
            <text:p>13915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39159" table:style-name="ce15">
            <text:p>13915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44718" table:style-name="ce15">
            <text:p>14471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49471" table:style-name="ce15">
            <text:p>14947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190" table:style-name="ce15">
            <text:p>15019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24" table:style-name="ce15">
            <text:p>15022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25" table:style-name="ce15">
            <text:p>15022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32" table:style-name="ce15">
            <text:p>15023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33" table:style-name="ce15">
            <text:p>15023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38" table:style-name="ce15">
            <text:p>15023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40" table:style-name="ce15">
            <text:p>15024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52" table:style-name="ce15">
            <text:p>15025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64" table:style-name="ce15">
            <text:p>15026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69" table:style-name="ce15">
            <text:p>15026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81" table:style-name="ce15">
            <text:p>15028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82" table:style-name="ce15">
            <text:p>15028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84" table:style-name="ce15">
            <text:p>15028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90" table:style-name="ce15">
            <text:p>15029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01" table:style-name="ce15">
            <text:p>15030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02" table:style-name="ce15">
            <text:p>15030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48" table:style-name="ce15">
            <text:p>15034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09" table:style-name="ce15">
            <text:p>15040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285" table:style-name="ce15">
            <text:p>15128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298" table:style-name="ce15">
            <text:p>15129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6470" table:style-name="ce15">
            <text:p>15647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380505" table:style-name="ce15">
            <text:p>38050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380681" table:style-name="ce15">
            <text:p>38068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03843" table:style-name="ce15">
            <text:p>40384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57306" table:style-name="ce15">
            <text:p>45730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066" table:style-name="ce15">
            <text:p>506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3519" table:style-name="ce15">
            <text:p>1351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2327" table:style-name="ce15">
            <text:p>5232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2708" table:style-name="ce15">
            <text:p>5270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2709" table:style-name="ce15">
            <text:p>5270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2728" table:style-name="ce15">
            <text:p>5272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2729" table:style-name="ce15">
            <text:p>5272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2730" table:style-name="ce15">
            <text:p>5273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2783" table:style-name="ce15">
            <text:p>5278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2822" table:style-name="ce15">
            <text:p>5282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2823" table:style-name="ce15">
            <text:p>5282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2832" table:style-name="ce15">
            <text:p>5283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53086" table:style-name="ce15">
            <text:p>5308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60678" table:style-name="ce15">
            <text:p>6067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60679" table:style-name="ce15">
            <text:p>6067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60680" table:style-name="ce15">
            <text:p>6068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210" table:style-name="ce15">
            <text:p>7021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590" table:style-name="ce15">
            <text:p>7059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761" table:style-name="ce15">
            <text:p>7076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788" table:style-name="ce15">
            <text:p>7078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799" table:style-name="ce15">
            <text:p>7079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803" table:style-name="ce15">
            <text:p>7080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805" table:style-name="ce15">
            <text:p>7080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843" table:style-name="ce15">
            <text:p>7084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880" table:style-name="ce15">
            <text:p>7088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885" table:style-name="ce15">
            <text:p>7088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892" table:style-name="ce15">
            <text:p>7089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897" table:style-name="ce15">
            <text:p>7089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902" table:style-name="ce15">
            <text:p>7090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906" table:style-name="ce15">
            <text:p>7090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909" table:style-name="ce15">
            <text:p>7090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914" table:style-name="ce15">
            <text:p>7091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915" table:style-name="ce15">
            <text:p>7091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916" table:style-name="ce15">
            <text:p>7091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919" table:style-name="ce15">
            <text:p>7091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925" table:style-name="ce15">
            <text:p>7092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945" table:style-name="ce15">
            <text:p>7094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946" table:style-name="ce15">
            <text:p>7094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948" table:style-name="ce15">
            <text:p>7094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0957" table:style-name="ce15">
            <text:p>7095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013" table:style-name="ce15">
            <text:p>7101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014" table:style-name="ce15">
            <text:p>7101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018" table:style-name="ce15">
            <text:p>7101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022" table:style-name="ce15">
            <text:p>7102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056" table:style-name="ce15">
            <text:p>7105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058" table:style-name="ce15">
            <text:p>7105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086" table:style-name="ce15">
            <text:p>7108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135" table:style-name="ce15">
            <text:p>7113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144" table:style-name="ce15">
            <text:p>7114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407" table:style-name="ce15">
            <text:p>7140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409" table:style-name="ce15">
            <text:p>7140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427" table:style-name="ce15">
            <text:p>7142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444" table:style-name="ce15">
            <text:p>7144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478" table:style-name="ce15">
            <text:p>7147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493" table:style-name="ce15">
            <text:p>7149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494" table:style-name="ce15">
            <text:p>7149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513" table:style-name="ce15">
            <text:p>7151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514" table:style-name="ce15">
            <text:p>7151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515" table:style-name="ce15">
            <text:p>7151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529" table:style-name="ce15">
            <text:p>7152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530" table:style-name="ce15">
            <text:p>7153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538" table:style-name="ce15">
            <text:p>7153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541" table:style-name="ce15">
            <text:p>7154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542" table:style-name="ce15">
            <text:p>7154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547" table:style-name="ce15">
            <text:p>7154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684" table:style-name="ce15">
            <text:p>7168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685" table:style-name="ce15">
            <text:p>7168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686" table:style-name="ce15">
            <text:p>7168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870" table:style-name="ce15">
            <text:p>7187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871" table:style-name="ce15">
            <text:p>7187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872" table:style-name="ce15">
            <text:p>7187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873" table:style-name="ce15">
            <text:p>7187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874" table:style-name="ce15">
            <text:p>7187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875" table:style-name="ce15">
            <text:p>7187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876" table:style-name="ce15">
            <text:p>7187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877" table:style-name="ce15">
            <text:p>7187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71878" table:style-name="ce15">
            <text:p>7187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0036" table:style-name="ce15">
            <text:p>8003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0219" table:style-name="ce15">
            <text:p>8021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0228" table:style-name="ce15">
            <text:p>8022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0229" table:style-name="ce15">
            <text:p>8022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0298" table:style-name="ce15">
            <text:p>8029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0366" table:style-name="ce15">
            <text:p>8036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0367" table:style-name="ce15">
            <text:p>8036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0368" table:style-name="ce15">
            <text:p>8036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0369" table:style-name="ce15">
            <text:p>8036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0458" table:style-name="ce15">
            <text:p>8045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0745" table:style-name="ce15">
            <text:p>8074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0771" table:style-name="ce15">
            <text:p>8077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0773" table:style-name="ce15">
            <text:p>8077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2086" table:style-name="ce15">
            <text:p>8208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2087" table:style-name="ce15">
            <text:p>8208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3277" table:style-name="ce15">
            <text:p>8327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187" table:style-name="ce15">
            <text:p>8518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403" table:style-name="ce15">
            <text:p>8540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435" table:style-name="ce15">
            <text:p>8543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463" table:style-name="ce15">
            <text:p>8546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488" table:style-name="ce15">
            <text:p>8548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560" table:style-name="ce15">
            <text:p>8556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561" table:style-name="ce15">
            <text:p>8556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585" table:style-name="ce15">
            <text:p>8558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607" table:style-name="ce15">
            <text:p>8560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608" table:style-name="ce15">
            <text:p>8560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85609" table:style-name="ce15">
            <text:p>8560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92234" table:style-name="ce15">
            <text:p>9223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00100" table:style-name="ce15">
            <text:p>10010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00101" table:style-name="ce15">
            <text:p>10010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02551" table:style-name="ce15">
            <text:p>10255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02552" table:style-name="ce15">
            <text:p>10255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05932" table:style-name="ce15">
            <text:p>10593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07842" table:style-name="ce15">
            <text:p>10784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07843" table:style-name="ce15">
            <text:p>10784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3973" table:style-name="ce15">
            <text:p>11397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4362" table:style-name="ce15">
            <text:p>11436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8787" table:style-name="ce15">
            <text:p>11878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8788" table:style-name="ce15">
            <text:p>11878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8799" table:style-name="ce15">
            <text:p>11879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8860" table:style-name="ce15">
            <text:p>11886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8869" table:style-name="ce15">
            <text:p>11886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8905" table:style-name="ce15">
            <text:p>11890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8906" table:style-name="ce15">
            <text:p>11890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8943" table:style-name="ce15">
            <text:p>11894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022" table:style-name="ce15">
            <text:p>11902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023" table:style-name="ce15">
            <text:p>11902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039" table:style-name="ce15">
            <text:p>11903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046" table:style-name="ce15">
            <text:p>11904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047" table:style-name="ce15">
            <text:p>11904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146" table:style-name="ce15">
            <text:p>11914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147" table:style-name="ce15">
            <text:p>11914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148" table:style-name="ce15">
            <text:p>11914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149" table:style-name="ce15">
            <text:p>11914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153" table:style-name="ce15">
            <text:p>11915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154" table:style-name="ce15">
            <text:p>11915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245" table:style-name="ce15">
            <text:p>11924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246" table:style-name="ce15">
            <text:p>11924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335" table:style-name="ce15">
            <text:p>11933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336" table:style-name="ce15">
            <text:p>11933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337" table:style-name="ce15">
            <text:p>11933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338" table:style-name="ce15">
            <text:p>11933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344" table:style-name="ce15">
            <text:p>11934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351" table:style-name="ce15">
            <text:p>11935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352" table:style-name="ce15">
            <text:p>11935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359" table:style-name="ce15">
            <text:p>11935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402" table:style-name="ce15">
            <text:p>11940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403" table:style-name="ce15">
            <text:p>11940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404" table:style-name="ce15">
            <text:p>11940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410" table:style-name="ce15">
            <text:p>11941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411" table:style-name="ce15">
            <text:p>11941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479" table:style-name="ce15">
            <text:p>11947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534" table:style-name="ce15">
            <text:p>11953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545" table:style-name="ce15">
            <text:p>11954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546" table:style-name="ce15">
            <text:p>11954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549" table:style-name="ce15">
            <text:p>11954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550" table:style-name="ce15">
            <text:p>11955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551" table:style-name="ce15">
            <text:p>11955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552" table:style-name="ce15">
            <text:p>11955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605" table:style-name="ce15">
            <text:p>11960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606" table:style-name="ce15">
            <text:p>11960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612" table:style-name="ce15">
            <text:p>11961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613" table:style-name="ce15">
            <text:p>11961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660" table:style-name="ce15">
            <text:p>11966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661" table:style-name="ce15">
            <text:p>11966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662" table:style-name="ce15">
            <text:p>11966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664" table:style-name="ce15">
            <text:p>11966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693" table:style-name="ce15">
            <text:p>11969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694" table:style-name="ce15">
            <text:p>11969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695" table:style-name="ce15">
            <text:p>11969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696" table:style-name="ce15">
            <text:p>11969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749" table:style-name="ce15">
            <text:p>11974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750" table:style-name="ce15">
            <text:p>11975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760" table:style-name="ce15">
            <text:p>11976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762" table:style-name="ce15">
            <text:p>11976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763" table:style-name="ce15">
            <text:p>11976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794" table:style-name="ce15">
            <text:p>11979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795" table:style-name="ce15">
            <text:p>11979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799" table:style-name="ce15">
            <text:p>11979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817" table:style-name="ce15">
            <text:p>11981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818" table:style-name="ce15">
            <text:p>11981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892" table:style-name="ce15">
            <text:p>11989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905" table:style-name="ce15">
            <text:p>11990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906" table:style-name="ce15">
            <text:p>11990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965" table:style-name="ce15">
            <text:p>11996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19966" table:style-name="ce15">
            <text:p>11996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005" table:style-name="ce15">
            <text:p>12000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076" table:style-name="ce15">
            <text:p>12007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077" table:style-name="ce15">
            <text:p>12007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085" table:style-name="ce15">
            <text:p>12008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122" table:style-name="ce15">
            <text:p>12012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127" table:style-name="ce15">
            <text:p>12012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200" table:style-name="ce15">
            <text:p>12020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201" table:style-name="ce15">
            <text:p>12020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210" table:style-name="ce15">
            <text:p>12021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211" table:style-name="ce15">
            <text:p>12021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234" table:style-name="ce15">
            <text:p>12023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235" table:style-name="ce15">
            <text:p>12023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0779" table:style-name="ce15">
            <text:p>12077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5293" table:style-name="ce15">
            <text:p>12529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5700" table:style-name="ce15">
            <text:p>12570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5701" table:style-name="ce15">
            <text:p>12570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6119" table:style-name="ce15">
            <text:p>12611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6120" table:style-name="ce15">
            <text:p>12612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27379" table:style-name="ce15">
            <text:p>12737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35441" table:style-name="ce15">
            <text:p>13544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38760" table:style-name="ce15">
            <text:p>13876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134" table:style-name="ce15">
            <text:p>15013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135" table:style-name="ce15">
            <text:p>15013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139" table:style-name="ce15">
            <text:p>15013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140" table:style-name="ce15">
            <text:p>15014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04" table:style-name="ce15">
            <text:p>15020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07" table:style-name="ce15">
            <text:p>15020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14" table:style-name="ce15">
            <text:p>15021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45" table:style-name="ce15">
            <text:p>15024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57" table:style-name="ce15">
            <text:p>15025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61" table:style-name="ce15">
            <text:p>15026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66" table:style-name="ce15">
            <text:p>15026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73" table:style-name="ce15">
            <text:p>15027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275" table:style-name="ce15">
            <text:p>15027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29" table:style-name="ce15">
            <text:p>15032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77" table:style-name="ce15">
            <text:p>15037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79" table:style-name="ce15">
            <text:p>15037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384" table:style-name="ce15">
            <text:p>15038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67" table:style-name="ce15">
            <text:p>15046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68" table:style-name="ce15">
            <text:p>15046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486" table:style-name="ce15">
            <text:p>15048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609" table:style-name="ce15">
            <text:p>15060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610" table:style-name="ce15">
            <text:p>15061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652" table:style-name="ce15">
            <text:p>15065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653" table:style-name="ce15">
            <text:p>15065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654" table:style-name="ce15">
            <text:p>15065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698" table:style-name="ce15">
            <text:p>15069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786" table:style-name="ce15">
            <text:p>15078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0787" table:style-name="ce15">
            <text:p>15078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035" table:style-name="ce15">
            <text:p>15103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202" table:style-name="ce15">
            <text:p>15120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203" table:style-name="ce15">
            <text:p>15120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204" table:style-name="ce15">
            <text:p>15120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1842" table:style-name="ce15">
            <text:p>15184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52061" table:style-name="ce15">
            <text:p>15206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70860" table:style-name="ce15">
            <text:p>17086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70861" table:style-name="ce15">
            <text:p>17086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70862" table:style-name="ce15">
            <text:p>17086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70863" table:style-name="ce15">
            <text:p>17086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70864" table:style-name="ce15">
            <text:p>17086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70865" table:style-name="ce15">
            <text:p>17086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70866" table:style-name="ce15">
            <text:p>17086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70869" table:style-name="ce15">
            <text:p>17086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78488" table:style-name="ce15">
            <text:p>17848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78576" table:style-name="ce15">
            <text:p>17857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78579" table:style-name="ce15">
            <text:p>17857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78632" table:style-name="ce15">
            <text:p>17863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78633" table:style-name="ce15">
            <text:p>17863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78634" table:style-name="ce15">
            <text:p>17863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78765" table:style-name="ce15">
            <text:p>17876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79625" table:style-name="ce15">
            <text:p>17962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79664" table:style-name="ce15">
            <text:p>17966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79665" table:style-name="ce15">
            <text:p>17966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79666" table:style-name="ce15">
            <text:p>17966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188314" table:style-name="ce15">
            <text:p>18831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254438" table:style-name="ce15">
            <text:p>25443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254442" table:style-name="ce15">
            <text:p>25444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254443" table:style-name="ce15">
            <text:p>25444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270819" table:style-name="ce15">
            <text:p>27081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270820" table:style-name="ce15">
            <text:p>27082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351553" table:style-name="ce15">
            <text:p>35155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351572" table:style-name="ce15">
            <text:p>35157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351636" table:style-name="ce15">
            <text:p>35163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351651" table:style-name="ce15">
            <text:p>35165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352558" table:style-name="ce15">
            <text:p>35255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352559" table:style-name="ce15">
            <text:p>35255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352560" table:style-name="ce15">
            <text:p>35256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353269" table:style-name="ce15">
            <text:p>35326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353270" table:style-name="ce15">
            <text:p>35327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353271" table:style-name="ce15">
            <text:p>35327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356864" table:style-name="ce15">
            <text:p>35686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356865" table:style-name="ce15">
            <text:p>35686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364649" table:style-name="ce15">
            <text:p>36464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364650" table:style-name="ce15">
            <text:p>36465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365763" table:style-name="ce15">
            <text:p>36576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365776" table:style-name="ce15">
            <text:p>36577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380483" table:style-name="ce15">
            <text:p>38048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381946" table:style-name="ce15">
            <text:p>38194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397564" table:style-name="ce15">
            <text:p>39756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52574" table:style-name="ce15">
            <text:p>45257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52575" table:style-name="ce15">
            <text:p>45257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52667" table:style-name="ce15">
            <text:p>45266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57275" table:style-name="ce15">
            <text:p>45727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57307" table:style-name="ce15">
            <text:p>457307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57308" table:style-name="ce15">
            <text:p>457308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57311" table:style-name="ce15">
            <text:p>45731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57312" table:style-name="ce15">
            <text:p>457312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57313" table:style-name="ce15">
            <text:p>457313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62539" table:style-name="ce15">
            <text:p>46253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7149" table:style-name="ce15">
            <text:p>477149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9050" table:style-name="ce15">
            <text:p>479050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9051" table:style-name="ce15">
            <text:p>479051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9176" table:style-name="ce15">
            <text:p>47917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9774" table:style-name="ce15">
            <text:p>479774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79775" table:style-name="ce15">
            <text:p>479775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style-name="ro2">
          <table:table-cell office:value-type="float" office:value="45" table:style-name="ce11">
            <text:p>45</text:p>
          </table:table-cell>
          <table:table-cell office:value-type="string" table:style-name="ce12">
            <text:p>présence de commentaires, de données rajoutées aux données de transcription</text:p>
          </table:table-cell>
          <table:table-cell office:value-type="string" table:style-name="ce13">
            <text:p>entrée cat</text:p>
          </table:table-cell>
          <table:table-cell office:value-type="string" table:style-name="ce14">
            <text:p>artiste graphie livret</text:p>
          </table:table-cell>
          <table:table-cell office:value-type="float" office:value="481426" table:style-name="ce15">
            <text:p>481426</text:p>
          </table:table-cell>
          <table:table-cell office:value-type="string" table:style-name="ce16">
            <text:p>données de transcription</text:p>
          </table:table-cell>
          <table:table-cell office:value-type="string" table:style-name="ce17">
            <text:p>nom et prénom de l'exposant tel quécrit dans le livret</text:p>
          </table:table-cell>
          <table:table-cell office:value-type="string" table:style-name="ce18">
            <text:p>modification automatique</text:p>
          </table:table-cell>
          <table:table-cell table:number-columns-repeated="16376"/>
        </table:table-row>
        <table:table-row table:number-rows-repeated="1047091" table:style-name="ro3">
          <table:table-cell table:number-columns-repeated="16384"/>
        </table:table-row>
      </table:table>
      <table:database-ranges>
        <table:database-range table:target-range-address="donnees_rajoutees_par_les_docum.A1:donnees_rajoutees_par_les_docum.H1485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525</meta:generator>
    <dc:title/>
    <dc:description/>
    <dc:subject/>
    <meta:initial-creator/>
    <dc:creator>DAVOURY Baudoin</dc:creator>
    <meta:creation-date>2022-07-29T13:38:25Z</meta:creation-date>
    <dc:date>2022-07-29T13:49:04Z</dc:date>
    <meta:editing-cycles>1</meta:editing-cycles>
  </office:meta>
</office:document-meta>
</file>